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rsid="0017712f" officeooo:paragraph-rsid="0017712f"/>
    </style:style>
    <style:style style:name="P2" style:family="paragraph" style:parent-style-name="Text_20_body">
      <style:text-properties style:font-name="Liberation Mono" fo:font-size="10pt" officeooo:rsid="0017712f" officeooo:paragraph-rsid="0017712f" style:font-name-asian="Noto Sans Mono CJK SC" style:font-size-asian="10pt" style:font-name-complex="Liberation Mono" style:font-size-complex="10pt"/>
    </style:style>
    <style:style style:name="P3" style:family="paragraph" style:parent-style-name="Text_20_body">
      <style:text-properties style:font-name="Liberation Mono" fo:font-size="10pt" officeooo:rsid="00185e13" officeooo:paragraph-rsid="00185e13" style:font-name-asian="Noto Sans Mono CJK SC" style:font-size-asian="10pt" style:font-name-complex="Liberation Mono" style:font-size-complex="10pt"/>
    </style:style>
    <style:style style:name="P4" style:family="paragraph" style:parent-style-name="Heading_20_3">
      <style:text-properties style:font-name="Liberation Mono" fo:font-size="10pt" officeooo:rsid="0017712f" officeooo:paragraph-rsid="0017712f" style:font-name-asian="Noto Sans Mono CJK SC" style:font-size-asian="10pt" style:font-name-complex="Liberation Mono" style:font-size-complex="10pt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style:font-name="Liberation Mono" fo:font-size="10pt" officeooo:rsid="0017712f" style:font-name-asian="Noto Sans Mono CJK SC" style:font-size-asian="10pt" style:font-name-complex="Liberation Mono" style:font-size-complex="10pt"/>
    </style:style>
    <style:style style:name="P6" style:family="paragraph" style:parent-style-name="Text_20_body" style:list-style-name="L1">
      <style:text-properties style:font-name="Liberation Mono" fo:font-size="10pt" officeooo:rsid="0017712f" style:font-name-asian="Noto Sans Mono CJK SC" style:font-size-asian="10pt" style:font-name-complex="Liberation Mono" style:font-size-complex="10pt"/>
    </style:style>
    <style:style style:name="P7" style:family="paragraph" style:parent-style-name="Preformatted_20_Text">
      <style:text-properties officeooo:rsid="00185e13" officeooo:paragraph-rsid="00185e1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s</text:p>
      <text:p text:style-name="P1"><text:tab/>Aufbau der Daten(typ, required,trim)</text:p>
      <text:p text:style-name="P1"/>
      <text:p text:style-name="P1">controllers</text:p>
      <text:p text:style-name="P1"><text:tab/>Die Aktionen die es gibt</text:p>
      <text:p text:style-name="P1"/>
      <text:p text:style-name="P1"/>
      <text:p text:style-name="Preformatted_20_Text">DTO-fähige Controller Ist Ihnen das Suffix „DTO” in unseren Typen aufgefallen? Was ist ein DTO? Ein Data Transfer Object (DTO) ist ein einfacher TypeScript-Typ, der genau die JSON-Daten repräsentiert, die Ihre API sendet oder empfängt, nicht mehr und nicht weniger: Es ist serialisierbar (keine Methoden, keine zirkulären Referenzen), sodass es die Netzwerkgrenze überschreiten kann. Es drückt Ihren öffentlichen Vertrag aus, der sich von internen ODM-Modellen oder Datenbankentitäten unterscheidet. Es wird zum generischen Parameter für Express' RequestHandler und bietet Ihnen IDE-Autovervollständigung und Kompilierungsprüfungen für req.body, req.params und res.json().</text:p>
      <text:p text:style-name="P2"/>
      <text:p text:style-name="P3">Authentifizierung = Who are you. Kennt derjenige Namen und z.B. Passwort?</text:p>
      <text:h text:style-name="P4" text:outline-level="3">Common Authentication Methods</text:h>
      <text:list text:style-name="L1">
        <text:list-item>
          <text:p text:style-name="P5"><text:span text:style-name="Strong_20_Emphasis">Passwords:</text:span> The most common form of authentication where a user provides a password that is compared against a stored hash. </text:p>
        </text:list-item>
        <text:list-item>
          <text:p text:style-name="P5"><text:span text:style-name="Strong_20_Emphasis">Multi-Factor Authentication (MFA):</text:span> Adds an extra layer of security by requiring additional information beyond just a password, such as a code sent to a mobile device or biometric data. </text:p>
        </text:list-item>
        <text:list-item>
          <text:p text:style-name="P6"><text:span text:style-name="Strong_20_Emphasis">OAuth and Single Sign-On (SSO):</text:span> These methods allow users to authenticate using credentials from another trusted system or platform, reducing the need to remember multiple passwords. </text:p>
        </text:list-item>
      </text:list>
      <text:p text:style-name="P1"/>
      <text:p text:style-name="P7">Authorisierung: Welche echte hat der User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04T09:38:36.132218313</dc:date>
    <meta:editing-duration>PT10M57S</meta:editing-duration>
    <meta:editing-cycles>3</meta:editing-cycles>
    <meta:generator>LibreOffice/25.2.3.2$Linux_X86_64 LibreOffice_project/520$Build-2</meta:generator>
    <meta:document-statistic meta:table-count="0" meta:image-count="0" meta:object-count="0" meta:page-count="1" meta:paragraph-count="11" meta:word-count="196" meta:character-count="1389" meta:non-whitespace-character-count="1202"/>
  </office:meta>
</office:document-meta>
</file>